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2025-01-16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2024-02-14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2023-02-08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2021-12-06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2020-12-15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2020-01-24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2019-02-11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2018-01-12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2017-01-03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2016-01-25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2015-02-06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2014-01-09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2013-01-29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2011-12-08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2010-12-21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2010-01-12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2008-12-17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2008-01-23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2006-12-20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2005-12-20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2005-01-04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2003-01-07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2002-01-09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2001-01-25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2000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9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97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96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95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94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93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92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91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8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8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87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86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85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84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83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83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82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82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81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80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80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79-10-16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79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78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77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77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76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76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76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76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74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73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72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68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67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67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66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6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64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64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8095042701</text:p>
          </table:table-cell>
          <table:table-cell office:value-type="string" calcext:value-type="string">
            <text:p>1964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